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apple-system" fo:font-size="12pt" fo:letter-spacing="normal" fo:font-style="normal" fo:font-weight="normal" officeooo:rsid="000981d5" officeooo:paragraph-rsid="000981d5" style:font-size-asian="10.5pt" style:font-weight-asian="normal" style:font-size-complex="12pt" style:font-weight-complex="normal"/>
    </style:style>
    <style:style style:name="P2" style:family="paragraph" style:parent-style-name="Text_20_body">
      <style:paragraph-properties fo:text-align="start" style:justify-single-word="false"/>
      <style:text-properties fo:font-variant="normal" fo:text-transform="none" fo:color="#000000" style:font-name="Roboto" fo:font-size="12pt" fo:letter-spacing="normal" fo:font-style="normal" fo:font-weight="normal" officeooo:rsid="000981d5" officeooo:paragraph-rsid="00098851" style:font-size-asian="12pt" style:font-weight-asian="normal" style:font-size-complex="12pt" style:font-weight-complex="normal"/>
    </style:style>
    <style:style style:name="P3" style:family="paragraph" style:parent-style-name="Text_20_body">
      <style:text-properties fo:font-variant="normal" fo:text-transform="none" fo:color="#333333" style:font-name="Roboto" fo:font-size="12pt" fo:letter-spacing="normal" fo:font-style="normal" fo:font-weight="bold" officeooo:paragraph-rsid="00062883" style:font-size-asian="12pt" style:font-weight-asian="bold" style:font-size-complex="12pt" style:font-weight-complex="bold"/>
    </style:style>
    <style:style style:name="P4" style:family="paragraph" style:parent-style-name="Text_20_body">
      <style:paragraph-properties fo:text-align="start" style:justify-single-word="false"/>
      <style:text-properties fo:font-variant="normal" fo:text-transform="none" fo:color="#0066b3" style:font-name="apple-system" fo:font-size="14pt" fo:letter-spacing="normal" fo:font-style="normal" fo:font-weight="bold" officeooo:rsid="00062883" officeooo:paragraph-rsid="00062883" style:font-size-asian="14pt" style:font-weight-asian="bold" style:font-size-complex="14pt" style:font-weight-complex="bold"/>
    </style:style>
    <style:style style:name="P5" style:family="paragraph" style:parent-style-name="Text_20_body">
      <style:text-properties officeooo:paragraph-rsid="00062883"/>
    </style:style>
    <style:style style:name="P6" style:family="paragraph" style:parent-style-name="Standard">
      <style:paragraph-properties fo:text-align="center" style:justify-single-word="false"/>
      <style:text-properties fo:font-size="28pt" officeooo:rsid="00062883" officeooo:paragraph-rsid="00062883" style:font-size-asian="24.5pt" style:font-size-complex="28pt"/>
    </style:style>
    <style:style style:name="P7" style:family="paragraph" style:parent-style-name="Standard">
      <style:paragraph-properties fo:text-align="center" style:justify-single-word="false"/>
      <style:text-properties fo:font-size="28pt" fo:font-weight="bold" officeooo:rsid="00062883" officeooo:paragraph-rsid="00062883" style:font-size-asian="24.5pt" style:font-weight-asian="bold" style:font-size-complex="28pt" style:font-weight-complex="bold"/>
    </style:style>
    <style:style style:name="P8" style:family="paragraph" style:parent-style-name="Standard">
      <style:paragraph-properties fo:text-align="center" style:justify-single-word="false"/>
      <style:text-properties fo:font-size="24pt" officeooo:rsid="00062883" officeooo:paragraph-rsid="00062883" style:font-size-asian="21pt" style:font-size-complex="24pt"/>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officeooo:rsid="000c8774" officeooo:paragraph-rsid="000c8774" style:font-size-asian="12.25pt" style:font-size-complex="14pt"/>
    </style:style>
    <style:style style:name="P10" style:family="paragraph" style:parent-style-name="Standard">
      <style:paragraph-properties fo:text-align="center" style:justify-single-word="false"/>
      <style:text-properties fo:color="#0066b3" fo:font-size="14pt" fo:font-weight="bold" officeooo:rsid="00062883" officeooo:paragraph-rsid="00062883" style:font-size-asian="14pt" style:font-weight-asian="bold" style:font-size-complex="14pt" style:font-weight-complex="bold"/>
    </style:style>
    <style:style style:name="P11" style:family="paragraph" style:parent-style-name="Text_20_body" style:list-style-name="L1">
      <style:paragraph-properties fo:text-align="start" style:justify-single-word="false"/>
      <style:text-properties fo:font-variant="normal" fo:text-transform="none" fo:color="#0066b3" style:font-name="apple-system" fo:font-size="14pt" fo:letter-spacing="normal" fo:font-style="normal" fo:font-weight="bold" officeooo:rsid="00062883" officeooo:paragraph-rsid="00062883"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font-variant="normal" fo:text-transform="none" fo:color="#0066b3" style:font-name="apple-system" fo:font-size="14pt" fo:letter-spacing="normal" fo:font-style="normal" fo:font-weight="bold" officeooo:rsid="00062883" officeooo:paragraph-rsid="00062883" style:font-size-asian="14pt" style:font-weight-asian="bold" style:font-size-complex="14pt" style:font-weight-complex="bold"/>
    </style:style>
    <style:style style:name="P13" style:family="paragraph" style:parent-style-name="Text_20_body" style:list-style-name="L2">
      <style:paragraph-properties fo:text-align="start" style:justify-single-word="false"/>
      <style:text-properties fo:font-variant="normal" fo:text-transform="none" fo:color="#000000" style:font-name="Roboto" fo:font-size="12pt" fo:letter-spacing="normal" fo:font-style="normal" fo:font-weight="normal" officeooo:rsid="00111444" officeooo:paragraph-rsid="00111444" style:font-size-asian="12pt" style:font-weight-asian="normal" style:font-size-complex="12pt" style:font-weight-complex="normal"/>
    </style:style>
    <style:style style:name="P14"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062883" officeooo:paragraph-rsid="000f89c9" style:font-size-asian="12pt" style:font-weight-asian="normal" style:font-size-complex="12pt" style:font-weight-complex="normal"/>
    </style:style>
    <style:style style:name="P15"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0f89c9" officeooo:paragraph-rsid="000f89c9" style:font-size-asian="12pt" style:font-weight-asian="normal" style:font-size-complex="12pt" style:font-weight-complex="normal"/>
    </style:style>
    <style:style style:name="P16"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1544db" officeooo:paragraph-rsid="001544db" style:font-size-asian="12pt" style:font-weight-asian="normal" style:font-size-complex="12pt" style:font-weight-complex="normal"/>
    </style:style>
    <style:style style:name="P17"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162bb8" officeooo:paragraph-rsid="00162bb8" style:font-size-asian="12pt" style:font-weight-asian="normal" style:font-size-complex="12pt" style:font-weight-complex="normal"/>
    </style:style>
    <style:style style:name="P18"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142a42" officeooo:paragraph-rsid="00142a42" style:font-size-asian="12pt" style:font-weight-asian="normal" style:font-size-complex="12pt" style:font-weight-complex="normal"/>
    </style:style>
    <style:style style:name="P19" style:family="paragraph" style:parent-style-name="List_20_Paragraph" style:list-style-name="L4">
      <style:paragraph-properties fo:text-align="start" style:justify-single-word="false"/>
      <style:text-properties fo:font-variant="normal" fo:text-transform="none" fo:color="#000000" style:font-name="Roboto" fo:font-size="12pt" fo:letter-spacing="normal" fo:font-style="normal" fo:font-weight="normal" officeooo:rsid="001753b9" officeooo:paragraph-rsid="001753b9" style:font-size-asian="12pt" style:font-weight-asian="normal" style:font-size-complex="12pt" style:font-weight-complex="normal"/>
    </style:style>
    <style:style style:name="P20"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111444" officeooo:paragraph-rsid="00111444" style:font-size-asian="12pt" style:font-weight-asian="normal" style:font-size-complex="12pt" style:font-weight-complex="normal"/>
    </style:style>
    <style:style style:name="P21" style:family="paragraph" style:parent-style-name="List_20_Paragraph" style:list-style-name="L3">
      <style:paragraph-properties fo:text-align="start" style:justify-single-word="false"/>
      <style:text-properties fo:font-variant="normal" fo:text-transform="none" fo:color="#000000" style:font-name="Roboto" fo:font-size="12pt" fo:letter-spacing="normal" fo:font-style="normal" fo:font-weight="normal" officeooo:rsid="001bfbfa" officeooo:paragraph-rsid="001bfbfa" style:font-size-asian="12pt" style:font-weight-asian="normal" style:font-size-complex="12pt" style:font-weight-complex="normal"/>
    </style:style>
    <style:style style:name="P22" style:family="paragraph" style:parent-style-name="List_20_Paragraph" style:list-style-name="L3">
      <style:paragraph-properties fo:text-align="start" style:justify-single-word="false"/>
      <style:text-properties officeooo:paragraph-rsid="000f89c9"/>
    </style:style>
    <style:style style:name="P23" style:family="paragraph" style:parent-style-name="List_20_Paragraph" style:list-style-name="L3">
      <style:paragraph-properties fo:text-align="start" style:justify-single-word="false"/>
      <style:text-properties officeooo:rsid="001544db" officeooo:paragraph-rsid="001544db"/>
    </style:style>
    <style:style style:name="T1" style:family="text">
      <style:text-properties fo:font-variant="normal" fo:text-transform="none" fo:color="#333333" style:font-name="Roboto" fo:font-size="12pt" fo:letter-spacing="normal" fo:font-style="normal" fo:font-weight="normal" style:font-size-asian="12pt" style:font-size-complex="12pt"/>
    </style:style>
    <style:style style:name="T2" style:family="text">
      <style:text-properties fo:font-variant="normal" fo:text-transform="none" fo:color="#333333" style:font-name="Roboto"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186ba" style:font-name="Roboto" fo:font-size="12pt" fo:letter-spacing="normal" fo:font-style="normal" fo:font-weight="normal" style:font-size-asian="12pt" style:font-size-complex="12pt"/>
    </style:style>
    <style:style style:name="T4" style:family="text">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Roboto" fo:font-size="12pt" fo:letter-spacing="normal" fo:font-style="normal" fo:font-weight="normal" officeooo:rsid="000f89c9" style:font-size-asian="12pt" style:font-weight-asian="normal" style:font-size-complex="12pt" style:font-weight-complex="normal"/>
    </style:style>
    <style:style style:name="T6" style:family="text">
      <style:text-properties fo:font-variant="normal" fo:text-transform="none" fo:color="#000000" style:font-name="Roboto" fo:font-size="12pt" fo:letter-spacing="normal" fo:font-style="normal" fo:font-weight="normal" officeooo:rsid="00111444" style:font-size-asian="12pt" style:font-weight-asian="normal" style:font-size-complex="12pt" style:font-weight-complex="normal"/>
    </style:style>
    <style:style style:name="T7" style:family="text">
      <style:text-properties fo:font-variant="normal" fo:text-transform="none" fo:color="#000000" style:font-name="Roboto" fo:font-size="12pt" fo:letter-spacing="normal" fo:font-style="normal" fo:font-weight="normal" officeooo:rsid="001bfbfa" style:font-size-asian="12pt" style:font-weight-asian="normal" style:font-size-complex="12pt" style:font-weight-complex="normal"/>
    </style:style>
    <style:style style:name="T8" style:family="text">
      <style:text-properties style:font-name="Roboto" fo:font-size="12pt" style:font-size-asian="12pt" style:font-size-complex="12pt"/>
    </style:style>
    <style:style style:name="T9" style:family="text">
      <style:text-properties officeooo:rsid="00098851"/>
    </style:style>
    <style:style style:name="T10" style:family="text">
      <style:text-properties officeooo:rsid="000e1b93"/>
    </style:style>
    <style:style style:name="T11" style:family="text">
      <style:text-properties officeooo:rsid="000f89c9"/>
    </style:style>
    <style:style style:name="T12" style:family="text">
      <style:text-properties officeooo:rsid="00111444"/>
    </style:style>
    <style:style style:name="T13" style:family="text">
      <style:text-properties officeooo:rsid="00142a42"/>
    </style:style>
    <style:style style:name="T14" style:family="text">
      <style:text-properties officeooo:rsid="00162bb8"/>
    </style:style>
    <style:style style:name="T15" style:family="text">
      <style:text-properties officeooo:rsid="001753b9"/>
    </style:style>
    <style:style style:name="T16" style:family="text">
      <style:text-properties officeooo:rsid="0018c7e1"/>
    </style:style>
    <style:style style:name="T17" style:family="text">
      <style:text-properties officeooo:rsid="001bfbfa"/>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erradura Digital de alta seguridad para cajas fuertes</text:p>
      <text:p text:style-name="P6"/>
      <text:p text:style-name="P8">Plan de trabajo</text:p>
      <text:p text:style-name="P9">Pablo Castillo Martínez - y160268</text:p>
      <text:p text:style-name="P10"/>
      <text:list xml:id="list1220838320" text:style-name="L1">
        <text:list-item>
          <text:p text:style-name="P11"><text:bookmark text:name="yui_3_17_2_1_1600600057628_45"/><text:bookmark text:name="yui_3_17_2_1_1600600057628_44"/>Descripción general del trabajo, con una lista de objetivos</text:p>
        </text:list-item>
      </text:list>
      <text:p text:style-name="P1">Este trabajo consiste en la creación <text:span text:style-name="T9">de una cerradura digital de alta seguridad para una caja fuerte o similar. Este trabajo se centrará en la parte electrónica (programación y criptografía) y los requerimientos físicos para aportar la suficiente seguridad al sistema, además de cómo diseñar un artefacto capaz de intercambiar claves con este sistema para corroborar que el usuario es quien dice ser.</text:span></text:p>
      <text:p text:style-name="P1">La lista de objetivos es la siguiente:</text:p>
      <text:p text:style-name="P2">-Análisis de que son las Cajas Fuertes y sus cerraduras (locks) actualmente.<text:line-break/>-Establecimiento de requisitos funcionales y físicos.<text:line-break/>-Diseño de las aplicaciones de (1) cerradura, (2) llave y (3) herramientas de mantenimiento.<text:line-break/>-Desarrollo e implementación de los distintos elementos.<text:line-break/>-Realización de pruebas<text:line-break/>-Documentación completa del desarrollo (manuales de usuario, desarrollo, mantenimiento)<text:line-break/>-Elaboración de la memoria y la presentación</text:p>
      <text:p text:style-name="P1"/>
      <text:list xml:id="list123105187477485" text:continue-numbering="true" text:style-name="L1">
        <text:list-item>
          <text:p text:style-name="P11">Lista de tareas</text:p>
        </text:list-item>
      </text:list>
      <text:list xml:id="list425589440" text:style-name="L2">
        <text:list-item>
          <text:p text:style-name="P13">Tarea 0: Repaso de conocimientos aplicables al área de seguridad.</text:p>
        </text:list-item>
      </text:list>
      <text:list xml:id="list2548606823" text:style-name="L3">
        <text:list-item>
          <text:p text:style-name="P14">Tarea <text:span text:style-name="T11">1</text:span>: <text:span text:style-name="T10">Estudio de los requisitos funcionales del sistema.</text:span></text:p>
          <text:list>
            <text:list-item>
              <text:p text:style-name="P15">Tarea 1.1: Estudio de los componentes físicos de una cámara acorazada/caja fuerte <text:span text:style-name="T12">(barrera física, componentes y mecanismo de la cerradura...)</text:span>.</text:p>
            </text:list-item>
            <text:list-item>
              <text:p text:style-name="P15">Tarea 1.2: Estudio de las cerraduras modernas.</text:p>
            </text:list-item>
            <text:list-item>
              <text:p text:style-name="P15">Tarea 1.3: Estudio de las opciones eléctricas en las cerraduras <text:span text:style-name="T13">actuales</text:span>.</text:p>
            </text:list-item>
          </text:list>
        </text:list-item>
        <text:list-item>
          <text:p text:style-name="P22"><text:span text:style-name="T5">Tarea 2: </text:span><text:span text:style-name="T6">Estudio de componentes criptográficos aplicables a sistemas de seguridad.</text:span></text:p>
          <text:list>
            <text:list-item>
              <text:p text:style-name="P23"><text:span text:style-name="T5">T</text:span><text:span text:style-name="T4">area 2.1: Estudio de funciones </text:span><text:span text:style-name="T7">criptográficas</text:span><text:span text:style-name="T4"> aplicables al sistema.</text:span></text:p>
            </text:list-item>
            <text:list-item>
              <text:p text:style-name="P16">Tarea 2.2: Estudio de claves públicas entre usuario y el sistema, y su compartición.</text:p>
            </text:list-item>
            <text:list-item>
              <text:p text:style-name="P17"><text:soft-page-break/>Tarea 2.3: Estudio del intercambio de mensajes entre el usuario y el sistema.</text:p>
            </text:list-item>
          </text:list>
        </text:list-item>
        <text:list-item>
          <text:p text:style-name="P18">Tarea 3: <text:span text:style-name="T14">Diseño de un dispositivo llave capaz de abrir este tipo de cerradura.</text:span></text:p>
        </text:list-item>
      </text:list>
      <text:list xml:id="list2887667297" text:style-name="L4">
        <text:list-item>
          <text:p text:style-name="P19">Tarea 3.1: Diseño de componente de tipo batería.</text:p>
        </text:list-item>
        <text:list-item>
          <text:p text:style-name="P19">Tarea 3.2: Diseño de la comunicación entre el sistema y el dispositivo.</text:p>
        </text:list-item>
        <text:list-item>
          <text:p text:style-name="P19">Tarea 3.3: Diseño de alimentación del sistema a través del dispositivo.</text:p>
        </text:list-item>
      </text:list>
      <text:list xml:id="list123106476662766" text:continue-list="list2548606823" text:style-name="L3">
        <text:list-item>
          <text:p text:style-name="P20"><text:span text:style-name="T15">Tarea 4: </text:span>Diseño del sistema <text:span text:style-name="T16">aplicando los conocimientos adquiridos</text:span>.</text:p>
          <text:list>
            <text:list-item>
              <text:p text:style-name="P21">Tarea 4.1: Diseño de base de datos con usuarios que pueden acceder.</text:p>
            </text:list-item>
          </text:list>
        </text:list-item>
        <text:list-item>
          <text:p text:style-name="P18"><text:span text:style-name="T15">Tarea 5: Implementación</text:span> del sistema <text:span text:style-name="T17">en lenguaje seleccionado.</text:span></text:p>
        </text:list-item>
        <text:list-item>
          <text:p text:style-name="P20"><text:span text:style-name="T15">Tarea 6: </text:span>Pruebas sobre el funcionamiento del sistema.</text:p>
        </text:list-item>
        <text:list-item>
          <text:p text:style-name="P20"><text:span text:style-name="T15">Tarea 7:</text:span> Escritura de la memoria final.</text:p>
        </text:list-item>
      </text:list>
      <text:list xml:id="list123106423941548" text:continue-list="list123105187477485" text:style-name="L1">
        <text:list-item>
          <text:p text:style-name="P11">Diagrama de Gantt</text:p>
        </text:list-item>
      </text:list>
      <text:p text:style-name="P4"/>
      <text:p text:style-name="P4"><draw:frame draw:style-name="fr1" draw:name="Objeto1" text:anchor-type="paragraph" svg:width="18.447cm" svg:height="10.082cm" draw:z-index="0"><draw:object xlink:href="./Object 1" xlink:type="simple" xlink:show="embed" xlink:actuate="onLoad"/><draw:image xlink:href="./ObjectReplacements/Object 1" xlink:type="simple" xlink:show="embed" xlink:actuate="onLoad"/></draw:frame></text:p>
      <text:p text:style-name="P4"/>
      <text:list xml:id="list123107131582988" text:continue-numbering="true" text:style-name="L1">
        <text:list-item>
          <text:p text:style-name="P11">Copia de la propuesta de trabajo escrito por el tutor</text:p>
        </text:list-item>
      </text:list>
      <text:p text:style-name="P3">Resumen general del trabajo:</text:p>
      <text:p text:style-name="P5"><text:span text:style-name="T8"><text:line-break/></text:span><text:span text:style-name="T1">Este proyecto engloba el diseño e implementacion de una cerradura digital de alta seguridad utilizable en cajas fuertes de distintos tipos en el sentido mas generalista del término. En esencia, una cerradura es un dispositivo mecánico con dos estados, abierto y cerrado, y que con ayuda de un motor o una palanca, puede pasar de un estado al otro. Lo importante de las cerraduras (ademas de su inviolabilidad) es la información que hace falta dar </text:span><text:soft-page-break/><text:span text:style-name="T1">(combinación, llaves físicas, etc.) para que pueda pasar del estado cerrado al estado abierto (algunas veces el paso contrario también requiere información especifica).</text:span><text:span text:style-name="T8"><text:line-break/></text:span><text:span text:style-name="T1">Este TFG consistiría en diseñar y desarrollar la parte electrónica (y algo de la mecánica) así como toda la lógica y la criptografía que lleva asociada. En este caso, la contraseña/combinación/clave que el usuario tiene que presentar, dependerá de la cerradura de la que se trate y siempre será distinta en cada uno de sus aperturas. Para abrir la caja, el usuario legitimo tendrá que disponer de un artefacto que le diga cual es la clave correcta para esa cerradura en ese momento. La cerradura y la aplicación del usuario son los objetivos de este TFG.</text:span><text:span text:style-name="T8"><text:line-break/><text:line-break/><text:line-break/></text:span><text:span text:style-name="T2">Lista de objetivos concretos del trabajo:</text:span></text:p>
      <text:p text:style-name="P5"><text:span text:style-name="T8"><text:line-break/></text:span><text:span text:style-name="T1">O1: Análisis de que son las Cajas Fuertes y sus cerraduras (locks) actualmente.</text:span><text:span text:style-name="T8"><text:line-break/></text:span><text:span text:style-name="T1">O2: Establecimiento de requisitos funcionales y físicos.</text:span><text:span text:style-name="T8"><text:line-break/></text:span><text:span text:style-name="T1">O3: Diseño de las aplicaciones de (1) cerradura, (2) llave y (3) herramientas de mantenimiento.</text:span><text:span text:style-name="T8"><text:line-break/></text:span><text:span text:style-name="T1">04: Desarrollo e implementación de los distintos elementos.</text:span><text:span text:style-name="T8"><text:line-break/></text:span><text:span text:style-name="T1">O5: Realización de pruebas</text:span><text:span text:style-name="T8"><text:line-break/></text:span><text:span text:style-name="T1">O6: Documentación completa del desarrollo (manuales de usuario, desarrollo, mantenimiento)</text:span><text:span text:style-name="T8"><text:line-break/></text:span><text:span text:style-name="T1">O7: Elaboración de la memoria y la presentación</text:span><text:span text:style-name="T8"><text:line-break/><text:line-break/></text:span><text:span text:style-name="T2">Desglose de la dedicación total del trabajo en horas (324 horas en los Grados):</text:span></text:p>
      <text:p text:style-name="P5"><text:span text:style-name="T8"><text:line-break/></text:span><text:span text:style-name="T1">O1: 50 horas</text:span><text:span text:style-name="T8"><text:line-break/></text:span><text:span text:style-name="T1">O2: 5 horas</text:span><text:span text:style-name="T8"><text:line-break/></text:span><text:span text:style-name="T1">O3: 20 horas</text:span><text:span text:style-name="T8"><text:line-break/></text:span><text:span text:style-name="T1">O4: 160 horas</text:span><text:span text:style-name="T8"><text:line-break/></text:span><text:span text:style-name="T1">O5: 15 horas</text:span><text:span text:style-name="T8"><text:line-break/></text:span><text:span text:style-name="T1">O6: 20 horas</text:span><text:span text:style-name="T8"><text:line-break/></text:span><text:span text:style-name="T1">O7: 54 horas</text:span><text:span text:style-name="T8"><text:line-break/><text:line-break/></text:span><text:span text:style-name="T2">Lista de conocimientos previos recomendados para realizar el trabajo*:</text:span><text:span text:style-name="T8"><text:line-break/></text:span><text:span text:style-name="T1">Este TFG es para PABLO CASTILLO MARTINEZ </text:span><text:a xlink:type="simple" xlink:href="mailto:pablo.castillo.martinez@alumnos.upm.es" text:style-name="Internet_20_link" text:visited-style-name="Visited_20_Internet_20_Link"><text:span text:style-name="T3">&lt;pablo.castillo.martinez@alumnos.upm.es&gt;</text:span></text:a><text:span text:style-name="T8"><text:line-break/><text:line-break/></text:span><text:span text:style-name="T2">Tutor 1 (introduzca la dirección de correo (@fi.upm.es si es de la Facultad) del tutor):</text:span><text:span text:style-name="T8"><text:line-break/></text:span><text:a xlink:type="simple" xlink:href="mailto:jdavila@fi.upm.es" text:style-name="Internet_20_link" text:visited-style-name="Visited_20_Internet_20_Link"><text:span text:style-name="T3">jdavila@fi.upm.es</text:span></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13:07:58.504577352</meta:creation-date>
    <dc:date>2020-09-27T12:31:05.015159587</dc:date>
    <meta:editing-duration>PT4H27M49S</meta:editing-duration>
    <meta:editing-cycles>6</meta:editing-cycles>
    <meta:generator>LibreOffice/6.0.7.3$Linux_X86_64 LibreOffice_project/00m0$Build-3</meta:generator>
    <meta:document-statistic meta:table-count="0" meta:image-count="0" meta:object-count="1" meta:page-count="3" meta:paragraph-count="32" meta:word-count="721" meta:character-count="4537" meta:non-whitespace-character-count="3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46cm" svg:height="10.082cm" xlink:href="." xlink:type="simple" chart:class="chart:bar" chart:style-name="ch1">
        <chart:plot-area chart:style-name="ch2" chart:data-source-has-labels="both" svg:x="0.368cm" svg:y="0.201cm" svg:width="17.71cm" svg:height="9.68cm">
          <chartooo:coordinate-region svg:x="11.917cm" svg:y="0.201cm" svg:width="6.161cm" svg:height="8.457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componente de tipo batería</text:p>
              </table:table-cell>
              <table:table-cell office:value-type="float" office:value="44121">
                <text:p>44121</text:p>
              </table:table-cell>
              <table:table-cell office:value-type="float" office:value="7">
                <text:p>7</text:p>
              </table:table-cell>
            </table:table-row>
            <table:table-row>
              <table:table-cell office:value-type="string">
                <text:p>Diseño de la comunicación entre el sistema y el dispositivo</text:p>
              </table:table-cell>
              <table:table-cell office:value-type="float" office:value="44127">
                <text:p>44127</text:p>
              </table:table-cell>
              <table:table-cell office:value-type="float" office:value="9">
                <text:p>9</text:p>
              </table:table-cell>
            </table:table-row>
            <table:table-row>
              <table:table-cell office:value-type="string">
                <text:p>Diseño de alimentación del sistema a través del dispositivo</text:p>
              </table:table-cell>
              <table:table-cell office:value-type="float" office:value="44138">
                <text:p>44138</text:p>
              </table:table-cell>
              <table:table-cell office:value-type="float" office:value="7">
                <text:p>7</text:p>
              </table:table-cell>
            </table:table-row>
            <table:table-row>
              <table:table-cell office:value-type="string">
                <text:p>Diseño de base de datos con usuarios que pueden acceder</text:p>
              </table:table-cell>
              <table:table-cell office:value-type="float" office:value="44146">
                <text:p>44146</text:p>
              </table:table-cell>
              <table:table-cell office:value-type="float" office:value="7">
                <text:p>7</text:p>
              </table:table-cell>
            </table:table-row>
            <table:table-row>
              <table:table-cell office:value-type="string">
                <text:p>Implementación del sistema en lenguaje seleccionado</text:p>
              </table:table-cell>
              <table:table-cell office:value-type="float" office:value="44121">
                <text:p>44121</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